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94cm"/>
    </style:style>
    <style:style style:name="Table1.B" style:family="table-column">
      <style:table-column-properties style:column-width="10.982cm"/>
    </style:style>
    <style:style style:name="Table1.C" style:family="table-column">
      <style:table-column-properties style:column-width="4.078cm"/>
    </style:style>
    <style:style style:name="Table1.A1" style:family="table-cell">
      <style:table-cell-properties style:vertical-align="middle" fo:padding="0.049cm" fo:border="none"/>
    </style:style>
    <style:style style:name="Table2" style:family="table">
      <style:table-properties style:width="13.677cm" table:align="left"/>
    </style:style>
    <style:style style:name="Table2.A" style:family="table-column">
      <style:table-column-properties style:column-width="4.108cm"/>
    </style:style>
    <style:style style:name="Table2.B" style:family="table-column">
      <style:table-column-properties style:column-width="9.569cm"/>
    </style:style>
    <style:style style:name="Table2.A1" style:family="table-cell">
      <style:table-cell-properties style:vertical-align="middle" fo:padding="0.049cm" fo:border="none"/>
    </style:style>
    <style:style style:name="Table3" style:family="table">
      <style:table-properties style:width="14.483cm" table:align="left"/>
    </style:style>
    <style:style style:name="Table3.A" style:family="table-column">
      <style:table-column-properties style:column-width="2.3cm"/>
    </style:style>
    <style:style style:name="Table3.B" style:family="table-column">
      <style:table-column-properties style:column-width="12.183cm"/>
    </style:style>
    <style:style style:name="Table3.A1" style:family="table-cell">
      <style:table-cell-properties style:vertical-align="middle" fo:padding="0.049cm" fo:border="none"/>
    </style:style>
    <style:style style:name="P1" style:family="paragraph" style:parent-style-name="Heading_20_1">
      <style:text-properties fo:font-variant="normal" fo:text-transform="none" fo:color="#000000" style:font-name="Times New Roman" fo:font-size="14pt" fo:letter-spacing="normal" fo:font-style="normal" style:text-underline-style="solid" style:text-underline-width="auto" style:text-underline-color="font-color" fo:font-weight="normal"/>
    </style:style>
    <style:style style:name="P2" style:family="paragraph" style:parent-style-name="Text_20_body">
      <style:paragraph-properties fo:text-align="center" style:justify-single-word="false" fo:orphans="2" fo:widows="2"/>
    </style:style>
    <style:style style:name="P3" style:family="paragraph" style:parent-style-name="Text_20_body" style:list-style-name="L1">
      <style:paragraph-properties fo:orphans="2" fo:widows="2"/>
    </style:style>
    <style:style style:name="P4" style:family="paragraph" style:parent-style-name="Text_20_body" style:list-style-name="L2">
      <style:paragraph-properties fo:orphans="2" fo:widows="2"/>
    </style:style>
    <style:style style:name="P5" style:family="paragraph" style:parent-style-name="Text_20_body" style:list-style-name="L1">
      <style:paragraph-properties fo:margin-top="0cm" fo:margin-bottom="0cm" loext:contextual-spacing="false" fo:orphans="2" fo:widows="2"/>
    </style:style>
    <style:style style:name="P6" style:family="paragraph" style:parent-style-name="Text_20_body" style:list-style-name="L2">
      <style:paragraph-properties fo:margin-top="0cm" fo:margin-bottom="0cm" loext:contextual-spacing="false" fo:orphans="2" fo:widows="2"/>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8" style:family="paragraph" style:parent-style-name="Text_20_body">
      <style:paragraph-properties fo:margin-left="0cm" fo:margin-right="0cm" fo:orphans="2" fo:widows="2" fo:text-indent="0cm" style:auto-text-indent="false"/>
    </style:style>
    <style:style style:name="P9" style:family="paragraph" style:parent-style-name="Heading_20_2">
      <style:paragraph-properties fo:margin-left="0cm" fo:margin-right="0cm" fo:orphans="2" fo:widows="2" fo:text-indent="0cm" style:auto-text-indent="false"/>
      <style:text-properties fo:font-variant="normal" fo:text-transform="none" fo:color="#000000" style:font-name="Times New Roman" fo:letter-spacing="normal" fo:font-style="normal"/>
    </style:style>
    <style:style style:name="P10" style:family="paragraph" style:parent-style-name="Preformatted_20_Text">
      <style:paragraph-properties fo:orphans="2" fo:widows="2"/>
      <style:text-properties fo:font-variant="normal" fo:text-transform="none" fo:color="#000000" fo:letter-spacing="normal"/>
    </style:style>
    <style:style style:name="P11" style:family="paragraph" style:parent-style-name="Preformatted_20_Text">
      <style:paragraph-properties fo:orphans="2" fo:widows="2"/>
    </style:style>
    <style:style style:name="P12"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13" style:family="paragraph" style:parent-style-name="Preformatted_20_Text">
      <style:paragraph-properties fo:margin-left="0cm" fo:margin-right="0cm" fo:margin-top="0cm" fo:margin-bottom="0.499cm" loext:contextual-spacing="false" fo:orphans="2" fo:widows="2" fo:text-indent="0cm" style:auto-text-indent="false"/>
      <style:text-properties fo:font-variant="normal" fo:text-transform="none" fo:color="#000000" fo:letter-spacing="normal" fo:font-style="normal" fo:font-weight="normal"/>
    </style:style>
    <style:style style:name="P14" style:family="paragraph" style:parent-style-name="Preformatted_20_Text">
      <style:paragraph-properties fo:margin-left="0cm" fo:margin-right="0cm" fo:orphans="2" fo:widows="2" fo:text-indent="0cm" style:auto-text-indent="false"/>
      <style:text-properties fo:font-variant="normal" fo:text-transform="none" fo:color="#000000" fo:letter-spacing="normal"/>
    </style:style>
    <style:style style:name="P15" style:family="paragraph" style:parent-style-name="Table_20_Contents">
      <style:text-properties fo:font-size="2pt" style:font-size-asian="2pt" style:font-size-complex="2pt"/>
    </style:style>
    <style:style style:name="P16" style:family="paragraph" style:parent-style-name="Heading_20_3">
      <style:paragraph-properties fo:margin-left="0cm" fo:margin-right="0cm" fo:orphans="2" fo:widows="2" fo:text-indent="0cm" style:auto-text-indent="false"/>
    </style:style>
    <style:style style:name="P17" style:family="paragraph" style:parent-style-name="List_20_Contents">
      <style:paragraph-properties fo:orphans="2" fo:widows="2"/>
      <style:text-properties fo:font-variant="normal" fo:text-transform="none" fo:color="#000000" style:font-name="Times New Roman" fo:font-size="14pt" fo:letter-spacing="normal" fo:font-style="normal" fo:font-weight="normal"/>
    </style:style>
    <style:style style:name="P18" style:family="paragraph" style:parent-style-name="List_20_Contents">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normal"/>
    </style:style>
    <style:style style:name="P19" style:family="paragraph" style:parent-style-name="List_20_Heading">
      <style:paragraph-properties fo:orphans="2" fo:widows="2"/>
    </style:style>
    <style:style style:name="P20" style:family="paragraph" style:parent-style-name="List_20_Heading">
      <style:paragraph-properties fo:margin-left="0cm" fo:margin-right="0cm" fo:orphans="2" fo:widows="2" fo:text-indent="0cm" style:auto-text-indent="false"/>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Times New Roman" fo:letter-spacing="normal" fo:font-style="normal"/>
    </style:style>
    <style:style style:name="T3" style:family="text">
      <style:text-properties fo:font-variant="normal" fo:text-transform="none" fo:color="#000000" fo:letter-spacing="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style:font-name="Times New Roman" fo:font-size="14pt" fo:letter-spacing="normal" fo:font-style="normal" fo:font-weight="normal"/>
    </style:style>
    <style:style style:name="T6" style:family="text">
      <style:text-properties fo:font-style="normal" fo:font-weight="normal"/>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bookmark text:name="top"/>ALSA Programming HOWTO</text:h>
      <text:p text:style-name="P2"><text:span text:style-name="T1">by Matthias Nagorni, last update: 24 Feb 2010<text:line-break/><text:line-break/>This document and the example programs are licensed under the </text:span><text:a xlink:type="simple" xlink:href="https://users.suse.com/~mana/LICENSE" text:style-name="Internet_20_link" text:visited-style-name="Visited_20_Internet_20_Link">GNU GENERAL PUBLIC LICENSE </text:a><text:span text:style-name="T1">.</text:span></text:p>
      <text:h text:style-name="P9" text:outline-level="2">Acknowledgement</text:h>
      <text:p text:style-name="P7">The author is grateful to Takashi Iwai for his assistance in writing this HOWTO. Thanks to Frank Neumann for carefully reading this document.</text:p>
      <text:h text:style-name="P9" text:outline-level="2">Contents</text:h>
      <text:list xml:id="list1468349368574781114" text:style-name="L1">
        <text:list-item>
          <text:p text:style-name="P5"><text:a xlink:type="simple" xlink:href="https://users.suse.com/~mana/alsa090_howto.html#sect01" text:style-name="Internet_20_link" text:visited-style-name="Visited_20_Internet_20_Link"><text:span text:style-name="T1">Introduction</text:span></text:a></text:p>
        </text:list-item>
        <text:list-item>
          <text:p text:style-name="P5"><text:a xlink:type="simple" xlink:href="https://users.suse.com/~mana/alsa090_howto.html#sect02" text:style-name="Internet_20_link" text:visited-style-name="Visited_20_Internet_20_Link"><text:span text:style-name="T1">Basic PCM audio</text:span></text:a></text:p>
        </text:list-item>
        <text:list-item>
          <text:p text:style-name="P5"><text:a xlink:type="simple" xlink:href="https://users.suse.com/~mana/alsa090_howto.html#sect03" text:style-name="Internet_20_link" text:visited-style-name="Visited_20_Internet_20_Link"><text:span text:style-name="T1">PCM capture</text:span></text:a></text:p>
        </text:list-item>
        <text:list-item>
          <text:p text:style-name="P5"><text:a xlink:type="simple" xlink:href="https://users.suse.com/~mana/alsa090_howto.html#sect04" text:style-name="Internet_20_link" text:visited-style-name="Visited_20_Internet_20_Link"><text:span text:style-name="T1">Writing a sequencer client</text:span></text:a></text:p>
        </text:list-item>
        <text:list-item>
          <text:p text:style-name="P5"><text:a xlink:type="simple" xlink:href="https://users.suse.com/~mana/alsa090_howto.html#sect05" text:style-name="Internet_20_link" text:visited-style-name="Visited_20_Internet_20_Link"><text:span text:style-name="T1">A MIDI router</text:span></text:a></text:p>
        </text:list-item>
        <text:list-item>
          <text:p text:style-name="P5"><text:a xlink:type="simple" xlink:href="https://users.suse.com/~mana/alsa090_howto.html#sect06" text:style-name="Internet_20_link" text:visited-style-name="Visited_20_Internet_20_Link"><text:span text:style-name="T1">Combining PCM and MIDI: miniFMsynth</text:span></text:a></text:p>
        </text:list-item>
        <text:list-item>
          <text:p text:style-name="P5"><text:a xlink:type="simple" xlink:href="https://users.suse.com/~mana/alsa090_howto.html#sect07" text:style-name="Internet_20_link" text:visited-style-name="Visited_20_Internet_20_Link"><text:span text:style-name="T1">Scheduling MIDI events: miniArp</text:span></text:a></text:p>
        </text:list-item>
        <text:list-item>
          <text:p text:style-name="P5"><text:a xlink:type="simple" xlink:href="https://users.suse.com/~mana/alsa090_howto.html#sect08" text:style-name="Internet_20_link" text:visited-style-name="Visited_20_Internet_20_Link"><text:span text:style-name="T1">Notes on writing a GUI based audio application</text:span></text:a></text:p>
        </text:list-item>
        <text:list-item>
          <text:p text:style-name="P3"><text:a xlink:type="simple" xlink:href="https://users.suse.com/~mana/alsa090_howto.html#links" text:style-name="Internet_20_link" text:visited-style-name="Visited_20_Internet_20_Link"><text:span text:style-name="T1">Links</text:span></text:a></text:p>
        </text:list-item>
      </text:list>
      <text:p text:style-name="P8"><text:a xlink:type="simple" xlink:href="ftp://ftp.suse.com/pub/people/mana/alsa_pcm_seq_howto_0.0.4.tar.bz2" text:style-name="Internet_20_link" text:visited-style-name="Visited_20_Internet_20_Link"><text:span text:style-name="T5">Download HOWTO (ASCII) and examples. </text:span></text:a></text:p>
      <text:h text:style-name="P9" text:outline-level="2"><text:bookmark text:name="sect01"/>1. Introduction</text:h>
      <text:p text:style-name="P8"><text:span text:style-name="T1">This HOWTO intends to give a brief introduction in writing simple audio applications with </text:span><text:a xlink:type="simple" xlink:href="http://www.alsa-project.org/" text:style-name="Internet_20_link" text:visited-style-name="Visited_20_Internet_20_Link">ALSA</text:a></text:p>
      <text:p text:style-name="P8"><text:a xlink:type="simple" xlink:href="https://users.suse.com/~mana/alsa090_howto.html#sect02" text:style-name="Internet_20_link" text:visited-style-name="Visited_20_Internet_20_Link">Section 2.</text:a><text:span text:style-name="T1"> explains the most basic functions for PCM audio. If you remove the explaining text, you end up with a minimal PCM playback program. </text:span><text:a xlink:type="simple" xlink:href="https://users.suse.com/~mana/alsa090_howto.html#sect03" text:style-name="Internet_20_link" text:visited-style-name="Visited_20_Internet_20_Link">Section 3.</text:a><text:span text:style-name="T1"> briefly treats some functions for PCM capture.</text:span></text:p>
      <text:p text:style-name="P8"><text:span text:style-name="T1">In </text:span><text:a xlink:type="simple" xlink:href="https://users.suse.com/~mana/alsa090_howto.html#sect04" text:style-name="Internet_20_link" text:visited-style-name="Visited_20_Internet_20_Link">section 4.</text:a><text:span text:style-name="T1"> you will learn how to write a simple client for the ALSA sequencer. The section is based on the example </text:span><text:a xlink:type="simple" xlink:href="https://users.suse.com/~mana/seqdemo.c" text:style-name="Internet_20_link" text:visited-style-name="Visited_20_Internet_20_Link">seqdemo.c</text:a><text:span text:style-name="T1">, a program which can receive MIDI events and displays the most important event types. </text:span><text:a xlink:type="simple" xlink:href="https://users.suse.com/~mana/alsa090_howto.html#sect05" text:style-name="Internet_20_link" text:visited-style-name="Visited_20_Internet_20_Link">Section 5.</text:a><text:span text:style-name="T1"> demonstrates how the ALSA MIDI sequencer can be used to route MIDI events from one input port to several output ports. This section is based on the example </text:span><text:a xlink:type="simple" xlink:href="https://users.suse.com/~mana/midiroute.c" text:style-name="Internet_20_link" text:visited-style-name="Visited_20_Internet_20_Link">midiroute.c</text:a><text:span text:style-name="T1">.</text:span></text:p>
      <text:p text:style-name="P8"><text:soft-page-break/><text:a xlink:type="simple" xlink:href="https://users.suse.com/~mana/alsa090_howto.html#sect06" text:style-name="Internet_20_link" text:visited-style-name="Visited_20_Internet_20_Link">Section 6.</text:a><text:span text:style-name="T1"> combines PCM playback and MIDI input and explains the mini synthesizer </text:span><text:a xlink:type="simple" xlink:href="https://users.suse.com/~mana/miniFMsynth.c" text:style-name="Internet_20_link" text:visited-style-name="Visited_20_Internet_20_Link">miniFMsynth.c</text:a><text:span text:style-name="T1">. This section introduces callback-based audio playback, as proposed by Paul Davis on the linux-audio-dev mailing list. </text:span><text:a xlink:type="simple" xlink:href="https://users.suse.com/~mana/alsa090_howto.html#sect07" text:style-name="Internet_20_link" text:visited-style-name="Visited_20_Internet_20_Link">Section 7.</text:a><text:span text:style-name="T1"> provides a short introduction to MIDI scheduling on ALSA sequencer queues based on the small arpeggiator </text:span><text:a xlink:type="simple" xlink:href="https://users.suse.com/~mana/miniArp.c" text:style-name="Internet_20_link" text:visited-style-name="Visited_20_Internet_20_Link">miniArp.c</text:a><text:span text:style-name="T1"> as example.</text:span></text:p>
      <text:p text:style-name="P7">It is recommended to also have a look at the doxygen-generated function reference of the ALSA library.</text:p>
      <text:p text:style-name="P8"><text:span text:style-name="T1">Compiling an ALSA application: <text:line-break/><text:line-break/>Just use </text:span><text:span text:style-name="Source_20_Text"><text:span text:style-name="T1">-lasound</text:span></text:span><text:span text:style-name="T1"> and make sure you have included</text:span></text:p>
      <text:p text:style-name="P13">#include &lt;alsa/asoundlib.h&gt;</text:p>
      <text:h text:style-name="P9" text:outline-level="2"><text:bookmark text:name="sect02"/>2. Basic PCM audio</text:h>
      <text:p text:style-name="P7">To write a simple PCM application for ALSA we first need a handle for the PCM device. Then we have to specify the direction of the PCM stream, which can be either playback or capture. We also have to provide some information about the configuration we would like to use, like buffer size, sample rate, pcm data format. So, first we declare:</text:p>
      <text:p text:style-name="P14"><text:s text:c="2"/></text:p>
      <text:p text:style-name="P10"><text:s text:c="4"/><text:span text:style-name="T6">/* Handle for the PCM device */ </text:span></text:p>
      <text:p text:style-name="P10"><text:s text:c="4"/><text:span text:style-name="T6">snd_pcm_t *pcm_handle; <text:s text:c="9"/></text:span></text:p>
      <text:p text:style-name="P11"/>
      <text:p text:style-name="P10"><text:s text:c="4"/><text:span text:style-name="T6">/* Playback stream */</text:span></text:p>
      <text:p text:style-name="P10"><text:s text:c="4"/><text:span text:style-name="T6">snd_pcm_stream_t stream = SND_PCM_STREAM_PLAYBACK;</text:span></text:p>
      <text:p text:style-name="P11"/>
      <text:p text:style-name="P10"><text:s text:c="4"/><text:span text:style-name="T6">/* This structure contains information about <text:s text:c="3"/>*/</text:span></text:p>
      <text:p text:style-name="P10"><text:s text:c="4"/><text:span text:style-name="T6">/* the hardware and can be used to specify the <text:s/>*/ <text:s text:c="5"/></text:span></text:p>
      <text:p text:style-name="P10"><text:s text:c="4"/><text:span text:style-name="T6">/* configuration to be used for the PCM stream. */ </text:span></text:p>
      <text:p text:style-name="P10"><text:s text:c="4"/><text:span text:style-name="T6">snd_pcm_hw_params_t *hwparams;</text:span></text:p>
      <text:p text:style-name="P12"><text:s text:c="2"/></text:p>
      <text:p text:style-name="P7">The most important ALSA interfaces to the PCM devices are the "plughw" and the "hw" interface. If you use the "plughw" interface, you need not care much about the sound hardware. If your soundcard does not support the sample rate or sample format you specify, your data will be automatically converted. This also applies to the access type and the number of channels. With the "hw" interface, you have to check whether your hardware supports the configuration you would like to use.</text:p>
      <text:p text:style-name="P14"><text:s text:c="4"/><text:span text:style-name="T6">/* Name of the PCM device, like plughw:0,0 <text:s text:c="9"/>*/</text:span></text:p>
      <text:p text:style-name="P10"><text:s text:c="4"/><text:span text:style-name="T6">/* The first number is the number of the soundcard, */</text:span></text:p>
      <text:p text:style-name="P10"><text:s text:c="4"/><text:span text:style-name="T6">/* the second number is the number of the device. <text:s text:c="2"/>*/</text:span></text:p>
      <text:p text:style-name="P10"><text:s text:c="4"/><text:span text:style-name="T6">char *pcm_name;</text:span></text:p>
      <text:p text:style-name="P12"><text:s text:c="2"/></text:p>
      <text:p text:style-name="P7"><text:soft-page-break/>Then we initialize the variables and allocate a hwparams structure:</text:p>
      <text:p text:style-name="P14"><text:s text:c="4"/><text:span text:style-name="T6">/* Init pcm_name. Of course, later you */</text:span></text:p>
      <text:p text:style-name="P10"><text:s text:c="4"/><text:span text:style-name="T6">/* will make this configurable ;-) <text:s text:c="4"/>*/</text:span></text:p>
      <text:p text:style-name="P10"><text:s text:c="4"/><text:span text:style-name="T6">pcm_name = strdup("plughw:0,0");</text:span></text:p>
      <text:p text:style-name="P12"><text:s text:c="2"/></text:p>
      <text:p text:style-name="P14"><text:s text:c="4"/><text:span text:style-name="T6">/* Allocate the snd_pcm_hw_params_t structure on the stack. */</text:span></text:p>
      <text:p text:style-name="P10"><text:s text:c="4"/><text:span text:style-name="T6">snd_pcm_hw_params_alloca(&amp;hwparams);</text:span></text:p>
      <text:p text:style-name="P12"><text:s text:c="2"/></text:p>
      <text:p text:style-name="P7">Now we can open the PCM device:</text:p>
      <text:p text:style-name="P14"><text:s text:c="4"/><text:span text:style-name="T6">/* Open PCM. The last parameter of this function is the mode. */</text:span></text:p>
      <text:p text:style-name="P10"><text:s text:c="4"/><text:span text:style-name="T6">/* If this is set to 0, the standard mode is used. Possible <text:s text:c="2"/>*/</text:span></text:p>
      <text:p text:style-name="P10"><text:s text:c="4"/><text:span text:style-name="T6">/* other values are SND_PCM_NONBLOCK and SND_PCM_ASYNC. <text:s text:c="6"/>*/ </text:span></text:p>
      <text:p text:style-name="P10"><text:s text:c="4"/><text:span text:style-name="T6">/* If SND_PCM_NONBLOCK is used, read / write access to the <text:s text:c="3"/>*/</text:span></text:p>
      <text:p text:style-name="P10"><text:s text:c="4"/><text:span text:style-name="T6">/* PCM device will return immediately. If SND_PCM_ASYNC is <text:s text:c="3"/>*/</text:span></text:p>
      <text:p text:style-name="P10"><text:s text:c="4"/><text:span text:style-name="T6">/* specified, SIGIO will be emitted whenever a period has <text:s text:c="4"/>*/</text:span></text:p>
      <text:p text:style-name="P10"><text:s text:c="4"/><text:span text:style-name="T6">/* been completely processed by the soundcard. <text:s text:c="15"/>*/</text:span></text:p>
      <text:p text:style-name="P10"><text:s text:c="4"/><text:span text:style-name="T6">if (snd_pcm_open(&amp;pcm_handle, pcm_name, stream, 0) &lt; 0) {</text:span></text:p>
      <text:p text:style-name="P10"><text:s text:c="6"/><text:span text:style-name="T6">fprintf(stderr, "Error opening PCM device %s\n", pcm_name);</text:span></text:p>
      <text:p text:style-name="P10"><text:s text:c="6"/><text:span text:style-name="T6">return(-1);</text:span></text:p>
      <text:p text:style-name="P10"><text:s text:c="4"/><text:span text:style-name="T6">}</text:span></text:p>
      <text:p text:style-name="P12"><text:s text:c="2"/></text:p>
      <text:p text:style-name="P7">Before we can write PCM data to the soundcard, we have to specify access type, sample format, sample rate, number of channels, number of periods and period size. First, we initialize the hwparams structure with the full configuration space of the soundcard.</text:p>
      <text:p text:style-name="P14"><text:s text:c="4"/><text:span text:style-name="T6">/* Init hwparams with full configuration space */</text:span></text:p>
      <text:p text:style-name="P10"><text:s text:c="4"/><text:span text:style-name="T6">if (snd_pcm_hw_params_any(pcm_handle, hwparams) &lt; 0) {</text:span></text:p>
      <text:p text:style-name="P10"><text:s text:c="6"/><text:span text:style-name="T6">fprintf(stderr, "Can not configure this PCM device.\n");</text:span></text:p>
      <text:p text:style-name="P10"><text:s text:c="6"/><text:span text:style-name="T6">return(-1);</text:span></text:p>
      <text:p text:style-name="P10"><text:s text:c="4"/><text:span text:style-name="T6">}</text:span></text:p>
      <text:p text:style-name="P12"><text:s text:c="2"/></text:p>
      <text:p text:style-name="P7">Information about possible configurations can be obtained with a set of functions named</text:p>
      <text:p text:style-name="P14"><text:s text:c="4"/><text:span text:style-name="T6">snd_pcm_hw_params_can_&lt;capability&gt;</text:span></text:p>
      <text:p text:style-name="P10"><text:s text:c="4"/><text:span text:style-name="T6">snd_pcm_hw_params_is_&lt;property&gt;</text:span></text:p>
      <text:p text:style-name="P10"><text:s text:c="4"/><text:span text:style-name="T6">snd_pcm_hw_params_get_&lt;parameter&gt;</text:span></text:p>
      <text:p text:style-name="P12"><text:s text:c="2"/></text:p>
      <text:p text:style-name="P7">The availability of the most important parameters, namely access type, buffer size, number of channels, sample format, sample rate and number of periods, can be tested with a set of functions named</text:p>
      <text:p text:style-name="P14"><text:s text:c="4"/><text:span text:style-name="T6">snd_pcm_hw_params_test_&lt;parameter&gt; </text:span></text:p>
      <text:p text:style-name="P12"><text:s text:c="2"/></text:p>
      <text:p text:style-name="P7"><text:soft-page-break/>These query functions are especially important if the "hw" interface is used. The configuration space can be restricted to a certain configuration with a set of functions named</text:p>
      <text:p text:style-name="P14"><text:s text:c="4"/><text:span text:style-name="T6">snd_pcm_hw_params_set_&lt;parameter&gt;</text:span></text:p>
      <text:p text:style-name="P12"><text:s text:c="2"/></text:p>
      <text:p text:style-name="P7">For this example, we assume that the soundcard can be configured for stereo playback of 16 Bit Little Endian data, sampled at 44100 Hz. Accordingly, we restrict the configuration space to match this configuration:</text:p>
      <text:p text:style-name="P14"><text:s text:c="4"/><text:span text:style-name="T6">int rate = 44100; /* Sample rate */</text:span></text:p>
      <text:p text:style-name="P10"><text:s text:c="4"/><text:span text:style-name="T6">int exact_rate; <text:s text:c="2"/>/* Sample rate returned by */</text:span></text:p>
      <text:p text:style-name="P10"><text:s text:c="22"/><text:span text:style-name="T6">/* snd_pcm_hw_params_set_rate_near */ </text:span></text:p>
      <text:p text:style-name="P10"><text:s text:c="4"/><text:span text:style-name="T6">int dir; <text:s text:c="9"/>/* exact_rate == rate --&gt; dir = 0 */</text:span></text:p>
      <text:p text:style-name="P10"><text:s text:c="22"/><text:span text:style-name="T6">/* exact_rate &lt; rate <text:s/>--&gt; dir = -1 */</text:span></text:p>
      <text:p text:style-name="P10"><text:s text:c="22"/><text:span text:style-name="T6">/* exact_rate &gt; rate <text:s/>--&gt; dir = 1 */</text:span></text:p>
      <text:p text:style-name="P10"><text:s text:c="4"/><text:span text:style-name="T6">int periods = 2; <text:s text:c="6"/>/* Number of periods */</text:span></text:p>
      <text:p text:style-name="P10"><text:s text:c="4"/><text:span text:style-name="T6">snd_pcm_uframes_t periodsize = 8192; /* Periodsize (bytes) */</text:span></text:p>
      <text:p text:style-name="P12"><text:s text:c="2"/></text:p>
      <text:p text:style-name="P7">The access type specifies the way in which multichannel data is stored in the buffer. For INTERLEAVED access, each frame in the buffer contains the consecutive sample data for the channels. For 16 Bit stereo data, this means that the buffer contains alternating words of sample data for the left and right channel. For NONINTERLEAVED access, each period contains first all sample data for the first channel followed by the sample data for the second channel and so on.</text:p>
      <text:p text:style-name="P14"><text:s text:c="2"/></text:p>
      <text:p text:style-name="P10"><text:s text:c="4"/><text:span text:style-name="T6">/* Set access type. This can be either <text:s text:c="3"/>*/</text:span></text:p>
      <text:p text:style-name="P10"><text:s text:c="4"/><text:span text:style-name="T6">/* SND_PCM_ACCESS_RW_INTERLEAVED or <text:s text:c="6"/>*/</text:span></text:p>
      <text:p text:style-name="P10"><text:s text:c="4"/><text:span text:style-name="T6">/* SND_PCM_ACCESS_RW_NONINTERLEAVED. <text:s text:c="5"/>*/</text:span></text:p>
      <text:p text:style-name="P10"><text:s text:c="4"/><text:span text:style-name="T6">/* There are also access types for MMAPed */</text:span></text:p>
      <text:p text:style-name="P10"><text:s text:c="4"/><text:span text:style-name="T6">/* access, but this is beyond the scope <text:s text:c="2"/>*/</text:span></text:p>
      <text:p text:style-name="P10"><text:s text:c="4"/><text:span text:style-name="T6">/* of this introduction. <text:s text:c="17"/>*/</text:span></text:p>
      <text:p text:style-name="P10"><text:s text:c="4"/><text:span text:style-name="T6">if (snd_pcm_hw_params_set_access(pcm_handle, hwparams, SND_PCM_ACCESS_RW_INTERLEAVED) &lt; 0) {</text:span></text:p>
      <text:p text:style-name="P10"><text:s text:c="6"/><text:span text:style-name="T6">fprintf(stderr, "Error setting access.\n");</text:span></text:p>
      <text:p text:style-name="P10"><text:s text:c="6"/><text:span text:style-name="T6">return(-1);</text:span></text:p>
      <text:p text:style-name="P10"><text:s text:c="4"/><text:span text:style-name="T6">}</text:span></text:p>
      <text:p text:style-name="P10"><text:s text:c="2"/></text:p>
      <text:p text:style-name="P10"><text:s text:c="4"/><text:span text:style-name="T6">/* Set sample format */</text:span></text:p>
      <text:p text:style-name="P10"><text:s text:c="4"/><text:span text:style-name="T6">if (snd_pcm_hw_params_set_format(pcm_handle, hwparams, SND_PCM_FORMAT_S16_LE) &lt; 0) {</text:span></text:p>
      <text:p text:style-name="P10"><text:s text:c="6"/><text:span text:style-name="T6">fprintf(stderr, "Error setting format.\n");</text:span></text:p>
      <text:p text:style-name="P10"><text:s text:c="6"/><text:span text:style-name="T6">return(-1);</text:span></text:p>
      <text:p text:style-name="P10"><text:s text:c="4"/><text:span text:style-name="T6">}</text:span></text:p>
      <text:p text:style-name="P11"/>
      <text:p text:style-name="P10"><text:s text:c="4"/><text:span text:style-name="T6">/* Set sample rate. If the exact rate is not supported */</text:span></text:p>
      <text:p text:style-name="P10"><text:s text:c="4"/><text:span text:style-name="T6">/* by the hardware, use nearest possible rate. <text:s text:c="8"/>*/ </text:span></text:p>
      <text:p text:style-name="P10"><text:s text:c="4"/><text:span text:style-name="T6">exact_rate = rate;</text:span></text:p>
      <text:p text:style-name="P10"><text:s text:c="4"/><text:span text:style-name="T6">if (snd_pcm_hw_params_set_rate_near(pcm_handle, hwparams, &amp;exact_rate, 0) &lt; 0) {</text:span></text:p>
      <text:p text:style-name="P10"><text:s text:c="6"/><text:span text:style-name="T6">fprintf(stderr, "Error setting rate.\n");</text:span></text:p>
      <text:p text:style-name="P10"><text:s text:c="6"/><text:span text:style-name="T6">return(-1);</text:span></text:p>
      <text:p text:style-name="P10"><text:s text:c="4"/><text:span text:style-name="T6">}</text:span></text:p>
      <text:p text:style-name="P10"><text:soft-page-break/><text:s text:c="4"/><text:span text:style-name="T6">if (rate != exact_rate) {</text:span></text:p>
      <text:p text:style-name="P10"><text:s text:c="6"/><text:span text:style-name="T6">fprintf(stderr, "The rate %d Hz is not supported by your hardware.\n </text:span></text:p>
      <text:p text:style-name="P10"><text:s text:c="23"/><text:span text:style-name="T6">==&gt; Using %d Hz instead.\n", rate, exact_rate);</text:span></text:p>
      <text:p text:style-name="P10"><text:s text:c="4"/><text:span text:style-name="T6">}</text:span></text:p>
      <text:p text:style-name="P11"/>
      <text:p text:style-name="P10"><text:s text:c="4"/><text:span text:style-name="T6">/* Set number of channels */</text:span></text:p>
      <text:p text:style-name="P10"><text:s text:c="4"/><text:span text:style-name="T6">if (snd_pcm_hw_params_set_channels(pcm_handle, hwparams, 2) &lt; 0) {</text:span></text:p>
      <text:p text:style-name="P10"><text:s text:c="6"/><text:span text:style-name="T6">fprintf(stderr, "Error setting channels.\n");</text:span></text:p>
      <text:p text:style-name="P10"><text:s text:c="6"/><text:span text:style-name="T6">return(-1);</text:span></text:p>
      <text:p text:style-name="P10"><text:s text:c="4"/><text:span text:style-name="T6">}</text:span></text:p>
      <text:p text:style-name="P11"/>
      <text:p text:style-name="P10"><text:s text:c="4"/><text:span text:style-name="T6">/* Set number of periods. Periods used to be called fragments. */ </text:span></text:p>
      <text:p text:style-name="P10"><text:s text:c="4"/><text:span text:style-name="T6">if (snd_pcm_hw_params_set_periods(pcm_handle, hwparams, periods, 0) &lt; 0) {</text:span></text:p>
      <text:p text:style-name="P10"><text:s text:c="6"/><text:span text:style-name="T6">fprintf(stderr, "Error setting periods.\n");</text:span></text:p>
      <text:p text:style-name="P10"><text:s text:c="6"/><text:span text:style-name="T6">return(-1);</text:span></text:p>
      <text:p text:style-name="P10"><text:s text:c="4"/><text:span text:style-name="T6">}</text:span></text:p>
      <text:p text:style-name="P12"><text:s text:c="2"/></text:p>
      <text:p text:style-name="P7">The unit of the buffersize depends on the function. Sometimes it is given in bytes, sometimes the number of frames has to be specified. One frame is the sample data vector for all channels. For 16 Bit stereo data, one frame has a length of four bytes.</text:p>
      <text:p text:style-name="P14"><text:s text:c="4"/><text:span text:style-name="T6">/* Set buffer size (in frames). The resulting latency is given by */</text:span></text:p>
      <text:p text:style-name="P10"><text:s text:c="4"/><text:span text:style-name="T6">/* latency = periodsize * periods / (rate * bytes_per_frame) <text:s text:c="4"/>*/</text:span></text:p>
      <text:p text:style-name="P10"><text:s text:c="4"/><text:span text:style-name="T6">if (snd_pcm_hw_params_set_buffer_size(pcm_handle, hwparams, (periodsize * periods)&gt;&gt;2) &lt; 0) {</text:span></text:p>
      <text:p text:style-name="P10"><text:s text:c="6"/><text:span text:style-name="T6">fprintf(stderr, "Error setting buffersize.\n");</text:span></text:p>
      <text:p text:style-name="P10"><text:s text:c="6"/><text:span text:style-name="T6">return(-1);</text:span></text:p>
      <text:p text:style-name="P10"><text:s text:c="4"/><text:span text:style-name="T6">}</text:span></text:p>
      <text:p text:style-name="P12"><text:s text:c="2"/></text:p>
      <text:p text:style-name="P7">If your hardware does not support a buffersize of 2^n, you can use the function snd_pcm_hw_params_set_buffer_size_near. This works similar to snd_pcm_hw_params_set_rate_near. Now we apply the configuration to the PCM device pointed to by pcm_handle. This will also prepare the PCM device.</text:p>
      <text:p text:style-name="P14"><text:s text:c="2"/></text:p>
      <text:p text:style-name="P10"><text:s text:c="4"/><text:span text:style-name="T6">/* Apply HW parameter settings to */</text:span></text:p>
      <text:p text:style-name="P10"><text:s text:c="4"/><text:span text:style-name="T6">/* PCM device and prepare device <text:s/>*/</text:span></text:p>
      <text:p text:style-name="P10"><text:s text:c="4"/><text:span text:style-name="T6">if (snd_pcm_hw_params(pcm_handle, hwparams) &lt; 0) {</text:span></text:p>
      <text:p text:style-name="P10"><text:s text:c="6"/><text:span text:style-name="T6">fprintf(stderr, "Error setting HW params.\n");</text:span></text:p>
      <text:p text:style-name="P10"><text:s text:c="6"/><text:span text:style-name="T6">return(-1);</text:span></text:p>
      <text:p text:style-name="P10"><text:s text:c="4"/><text:span text:style-name="T6">}</text:span></text:p>
      <text:p text:style-name="P12"><text:s text:c="2"/></text:p>
      <text:p text:style-name="P7">After the PCM device is configured, we can start writing PCM data to it. The first write access will start the PCM playback. For interleaved write access, we use the function</text:p>
      <text:p text:style-name="P14"><text:s text:c="3"/></text:p>
      <text:p text:style-name="P10"><text:s text:c="4"/><text:span text:style-name="T6">/* Write num_frames frames from buffer data to <text:s text:c="3"/>*/ </text:span></text:p>
      <text:p text:style-name="P10"><text:s text:c="4"/><text:span text:style-name="T6">/* the PCM device pointed to by pcm_handle. <text:s text:c="6"/>*/</text:span></text:p>
      <text:p text:style-name="P10"><text:s text:c="4"/><text:span text:style-name="T6">/* Returns the number of frames actually written. */</text:span></text:p>
      <text:p text:style-name="P10"><text:s text:c="4"/><text:span text:style-name="T6">snd_pcm_sframes_t snd_pcm_writei(pcm_handle, data, num_frames);</text:span></text:p>
      <text:p text:style-name="P12"><text:s text:c="2"/></text:p>
      <text:p text:style-name="P7"><text:soft-page-break/>For noninterleaved access, we would have to use the function</text:p>
      <text:p text:style-name="P14"><text:s text:c="4"/><text:span text:style-name="T6">/* Write num_frames frames from buffer data to <text:s text:c="3"/>*/ </text:span></text:p>
      <text:p text:style-name="P10"><text:s text:c="4"/><text:span text:style-name="T6">/* the PCM device pointed to by pcm_handle. <text:s text:c="6"/>*/ </text:span></text:p>
      <text:p text:style-name="P10"><text:s text:c="4"/><text:span text:style-name="T6">/* Returns the number of frames actually written. */</text:span></text:p>
      <text:p text:style-name="P10"><text:s text:c="4"/><text:span text:style-name="T6">snd_pcm_sframes_t snd_pcm_writen(pcm_handle, data, num_frames);</text:span></text:p>
      <text:p text:style-name="P12"><text:s text:c="2"/></text:p>
      <text:p text:style-name="P7">After the PCM playback is started, we have to make sure that our application sends enough data to the soundcard buffer. Otherwise, a buffer underrun will occur. After such an underrun has occured, snd_pcm_prepare should be called. A simple stereo saw wave could be generated this way:</text:p>
      <text:p text:style-name="P14"><text:s text:c="4"/><text:span text:style-name="T6">unsigned char *data;</text:span></text:p>
      <text:p text:style-name="P10"><text:s text:c="4"/><text:span text:style-name="T6">int pcmreturn, l1, l2;</text:span></text:p>
      <text:p text:style-name="P10"><text:s text:c="4"/><text:span text:style-name="T6">short s1, s2;</text:span></text:p>
      <text:p text:style-name="P10"><text:s text:c="4"/><text:span text:style-name="T6">int frames;</text:span></text:p>
      <text:p text:style-name="P11"/>
      <text:p text:style-name="P10"><text:s text:c="4"/><text:span text:style-name="T6">data = (unsigned char *)malloc(periodsize);</text:span></text:p>
      <text:p text:style-name="P10"><text:s text:c="4"/><text:span text:style-name="T6">frames = periodsize &gt;&gt; 2;</text:span></text:p>
      <text:p text:style-name="P10"><text:s text:c="4"/><text:span text:style-name="T6">for(l1 = 0; l1 &lt; 100; l1++) {</text:span></text:p>
      <text:p text:style-name="P10"><text:s text:c="6"/><text:span text:style-name="T6">for(l2 = 0; l2 &lt; num_frames; l2++) {</text:span></text:p>
      <text:p text:style-name="P10"><text:s text:c="8"/><text:span text:style-name="T6">s1 = (l2 % 128) * 100 - 5000; <text:s/></text:span></text:p>
      <text:p text:style-name="P10"><text:s text:c="8"/><text:span text:style-name="T6">s2 = (l2 % 256) * 100 - 5000; <text:s/></text:span></text:p>
      <text:p text:style-name="P10"><text:s text:c="8"/><text:span text:style-name="T6">data[4*l2] = (unsigned char)s1;</text:span></text:p>
      <text:p text:style-name="P10"><text:s text:c="8"/><text:span text:style-name="T6">data[4*l2+1] = s1 &gt;&gt; 8;</text:span></text:p>
      <text:p text:style-name="P10"><text:s text:c="8"/><text:span text:style-name="T6">data[4*l2+2] = (unsigned char)s2;</text:span></text:p>
      <text:p text:style-name="P10"><text:s text:c="8"/><text:span text:style-name="T6">data[4*l2+3] = s2 &gt;&gt; 8;</text:span></text:p>
      <text:p text:style-name="P10"><text:s text:c="6"/><text:span text:style-name="T6">}</text:span></text:p>
      <text:p text:style-name="P10"><text:s text:c="6"/><text:span text:style-name="T6">while ((pcmreturn = snd_pcm_writei(pcm_handle, data, frames)) &lt; 0) {</text:span></text:p>
      <text:p text:style-name="P10"><text:s text:c="8"/><text:span text:style-name="T6">snd_pcm_prepare(pcm_handle);</text:span></text:p>
      <text:p text:style-name="P10"><text:s text:c="8"/><text:span text:style-name="T6">fprintf(stderr, "&lt;&lt;&lt;&lt;&lt;&lt;&lt;&lt;&lt;&lt;&lt;&lt;&lt;&lt;&lt; Buffer Underrun &gt;&gt;&gt;&gt;&gt;&gt;&gt;&gt;&gt;&gt;&gt;&gt;&gt;&gt;&gt;\n");</text:span></text:p>
      <text:p text:style-name="P10"><text:s text:c="6"/><text:span text:style-name="T6">}</text:span></text:p>
      <text:p text:style-name="P10"><text:s text:c="4"/><text:span text:style-name="T6">}</text:span></text:p>
      <text:p text:style-name="P12"><text:s text:c="2"/></text:p>
      <text:p text:style-name="P7">If we want to stop playback, we can either use snd_pcm_drop or snd_pcm_drain. The first function will immediately stop the playback and drop pending frames. The latter function will stop after pending frames have been played.</text:p>
      <text:p text:style-name="P14"><text:s text:c="4"/><text:span text:style-name="T6">/* Stop PCM device and drop pending frames */</text:span></text:p>
      <text:p text:style-name="P10"><text:s text:c="4"/><text:span text:style-name="T6">snd_pcm_drop(pcm_handle);</text:span></text:p>
      <text:p text:style-name="P11"/>
      <text:p text:style-name="P10"><text:s text:c="4"/><text:span text:style-name="T6">/* Stop PCM device after pending frames have been played */ </text:span></text:p>
      <text:p text:style-name="P10"><text:s text:c="4"/><text:span text:style-name="T6">snd_pcm_drain(pcm_handle);</text:span></text:p>
      <text:p text:style-name="P12"><text:s text:c="2"/></text:p>
      <text:h text:style-name="P9" text:outline-level="2"><text:bookmark text:name="sect03"/>3. PCM capture</text:h>
      <text:p text:style-name="P7">It is not possible to use one pcm handle for both playback and capture. So you have to configure two handles if you want to access the PCM device in both directions. The snd_pcm_open function now has to be called with stream set to SND_PCM_STREAM_CAPTURE.</text:p>
      <text:p text:style-name="P14"><text:s text:c="4"/><text:span text:style-name="T6">/* Capture stream */</text:span></text:p>
      <text:p text:style-name="P10"><text:soft-page-break/><text:s text:c="4"/><text:span text:style-name="T6">snd_pcm_stream_t stream_capture = SND_PCM_STREAM_CAPTURE;</text:span></text:p>
      <text:p text:style-name="P12"><text:s text:c="2"/></text:p>
      <text:p text:style-name="P7">The other settings are identical to the playback settings. For interleaved capture, we call</text:p>
      <text:p text:style-name="P14"><text:s text:c="4"/><text:span text:style-name="T6">/* Read num_frames frames from the PCM device <text:s/>*/</text:span></text:p>
      <text:p text:style-name="P10"><text:s text:c="4"/><text:span text:style-name="T6">/* pointed to by pcm_handle to buffer capdata. */</text:span></text:p>
      <text:p text:style-name="P10"><text:s text:c="4"/><text:span text:style-name="T6">/* Returns the number of frames actually read. */</text:span></text:p>
      <text:p text:style-name="P10"><text:s text:c="4"/><text:span text:style-name="T6">snd_pcm_readi(pcm_capture_handle, capdata, num_frames);</text:span></text:p>
      <text:p text:style-name="P12"><text:s text:c="2"/></text:p>
      <text:p text:style-name="P7">For noninterleaved access, we would have to use the function</text:p>
      <text:p text:style-name="P14"><text:s text:c="4"/><text:span text:style-name="T6">/* Read num_frames frames from the PCM device <text:s/>*/ <text:s text:c="8"/></text:span></text:p>
      <text:p text:style-name="P10"><text:s text:c="4"/><text:span text:style-name="T6">/* pointed to by pcm_handle to buffer capdata. */ <text:s text:c="5"/></text:span></text:p>
      <text:p text:style-name="P10"><text:s text:c="4"/><text:span text:style-name="T6">/* Returns the number of frames actually read. */ <text:s text:c="2"/></text:span></text:p>
      <text:p text:style-name="P10"><text:s text:c="4"/><text:span text:style-name="T6">snd_pcm_readn(pcm_capture_handle, capdata, num_frames);</text:span></text:p>
      <text:p text:style-name="P12"><text:s text:c="2"/></text:p>
      <text:p text:style-name="P7">As in the case of playback, we have to take care that the application calls the read function before the capture buffer of the soundcard is completely filled. Otherwise there will be a buffer overrun.</text:p>
      <text:p text:style-name="P14"><text:s text:c="4"/><text:span text:style-name="T6">int pcmreturn;</text:span></text:p>
      <text:p text:style-name="P11"/>
      <text:p text:style-name="P10"><text:s text:c="4"/><text:span text:style-name="T6">while ((pcmreturn = snd_pcm_readi(pcm_capture_handle, capdata, periodsize&gt;&gt;2)) &lt; 0) {</text:span></text:p>
      <text:p text:style-name="P10"><text:s text:c="6"/><text:span text:style-name="T6">snd_pcm_prepare(pcm_capture_handle);</text:span></text:p>
      <text:p text:style-name="P10"><text:s text:c="6"/><text:span text:style-name="T6">fprintf(stderr, "&lt;&lt;&lt;&lt;&lt;&lt;&lt;&lt;&lt;&lt;&lt;&lt;&lt;&lt;&lt; Buffer Overrun &gt;&gt;&gt;&gt;&gt;&gt;&gt;&gt;&gt;&gt;&gt;&gt;&gt;&gt;&gt;\n");</text:span></text:p>
      <text:p text:style-name="P10"><text:s text:c="4"/><text:span text:style-name="T6">}</text:span></text:p>
      <text:p text:style-name="P12"><text:s text:c="2"/></text:p>
      <text:h text:style-name="P9" text:outline-level="2"><text:bookmark text:name="sect04"/>4. Writing a sequencer client</text:h>
      <text:p text:style-name="P8"><text:span text:style-name="T1">The example </text:span><text:a xlink:type="simple" xlink:href="https://users.suse.com/~mana/seqdemo.c" text:style-name="Internet_20_link" text:visited-style-name="Visited_20_Internet_20_Link"><text:span text:style-name="Source_20_Text"><text:span text:style-name="T1">seqdemo.c</text:span></text:span></text:a><text:span text:style-name="T1"> demonstrates how to create a simple client for the ALSA sequencer. This client can receive MIDI data from other clients and it displays NOTE ON/OFF, 7-bit CONTROLLER and PITCHBENDER events. Let's have a look at the functions of </text:span><text:a xlink:type="simple" xlink:href="https://users.suse.com/~mana/seqdemo.c" text:style-name="Internet_20_link" text:visited-style-name="Visited_20_Internet_20_Link"><text:span text:style-name="Source_20_Text"><text:span text:style-name="T1">seqdemo.c</text:span></text:span></text:a><text:span text:style-name="T1">:</text:span></text:p>
      <text:h text:style-name="P16" text:outline-level="3"><text:span text:style-name="T2">a) </text:span><text:span text:style-name="Source_20_Text"><text:span text:style-name="T2">snd_seq_t *open_seq()</text:span></text:span></text:h>
      <text:p text:style-name="P8"><text:span text:style-name="T1">This function uses snd_seq_open to create a new client for the ALSA sequencer. Since we only want to receive MIDI events, the parameter streams is set to </text:span><text:span text:style-name="Source_20_Text"><text:span text:style-name="T1">SND_SEQ_OPEN_INPUT</text:span></text:span><text:span text:style-name="T1">. The client is given a name using </text:span><text:span text:style-name="Source_20_Text"><text:span text:style-name="T1">snd_seq_set_client_name</text:span></text:span><text:span text:style-name="T1">. Now we need a port which can receive MIDI events. We create it by calling </text:span><text:span text:style-name="Source_20_Text"><text:span text:style-name="T1">snd_seq_create_simple_port</text:span></text:span><text:span text:style-name="T1">. Here, we have to specify the capabilities of the port. </text:span><text:span text:style-name="Source_20_Text"><text:span text:style-name="T1">SND_SEQ_PORT_CAP_WRITE</text:span></text:span><text:span text:style-name="T1"> allows write access and </text:span><text:span text:style-name="Source_20_Text"><text:span text:style-name="T1">SND_SEQ_PORT_CAP_SUBS_WRITE</text:span></text:span><text:span text:style-name="T1"> allows other clients to subscribe to the port as writeable port. Since our application reads from the port, we would have to </text:span><text:soft-page-break/><text:span text:style-name="T1">add </text:span><text:span text:style-name="Source_20_Text"><text:span text:style-name="T1">SND_SEQ_PORT_CAP_READ</text:span></text:span><text:span text:style-name="T1">, but at the moment, this can be omitted since it is not checked.</text:span></text:p>
      <text:h text:style-name="P16" text:outline-level="3"><text:span text:style-name="T2">b) </text:span><text:span text:style-name="Source_20_Text"><text:span text:style-name="T2">void midi_action(snd_seq_t *seq_handle)</text:span></text:span></text:h>
      <text:p text:style-name="P8"><text:span text:style-name="T1">This function retrieves an event from the input buffer of the ALSA sequencer by calling </text:span><text:span text:style-name="Source_20_Text"><text:span text:style-name="T1">snd_seq_event_input</text:span></text:span><text:span text:style-name="T1">. The event is processed and then freed using </text:span><text:span text:style-name="Source_20_Text"><text:span text:style-name="T1">snd_seq_free_event</text:span></text:span><text:span text:style-name="T1">. The loop is repeated until the input buffer is empty. This is checked with </text:span><text:span text:style-name="Source_20_Text"><text:span text:style-name="T1">snd_seq_input_pending</text:span></text:span><text:span text:style-name="T1">, which returns the byte size of the events remaining in the input buffer.</text:span></text:p>
      <text:h text:style-name="P16" text:outline-level="3"><text:span text:style-name="T2">c) </text:span><text:span text:style-name="Source_20_Text"><text:span text:style-name="T2">int main(int argc, char *argv[])</text:span></text:span></text:h>
      <text:p text:style-name="P8"><text:span text:style-name="T1">seqdemo uses polling to check whether there are incoming MIDI events. </text:span><text:span text:style-name="Source_20_Text"><text:span text:style-name="T1">snd_seq_poll_descriptors_count</text:span></text:span><text:span text:style-name="T1"> returns the number of poll descriptors for input polling events (parameter </text:span><text:span text:style-name="Source_20_Text"><text:span text:style-name="T1">POLLIN</text:span></text:span><text:span text:style-name="T1">). At present, this is always 1. Then a </text:span><text:span text:style-name="Source_20_Text"><text:span text:style-name="T1">struct pollfd</text:span></text:span><text:span text:style-name="T1"> is allocated on the stack and initialized using </text:span><text:span text:style-name="Source_20_Text"><text:span text:style-name="T1">snd_seq_poll_descriptors</text:span></text:span><text:span text:style-name="T1">. The call to </text:span><text:span text:style-name="Source_20_Text"><text:span text:style-name="T1">poll</text:span></text:span><text:span text:style-name="T1"> returns either if a MIDI event can be read from the ALSA sequencer or after timeout. You can check the manpage of </text:span><text:span text:style-name="Source_20_Text"><text:span text:style-name="T1">poll</text:span></text:span><text:span text:style-name="T1"> if you are not familiar with polling.</text:span></text:p>
      <text:h text:style-name="P9" text:outline-level="2"><text:bookmark text:name="sect05"/>5. A MIDI router</text:h>
      <text:p text:style-name="P8"><text:span text:style-name="T1">ALSA makes it very easy to implement any MIDI router you can think of. </text:span><text:a xlink:type="simple" xlink:href="https://users.suse.com/~mana/midiroute.c" text:style-name="Internet_20_link" text:visited-style-name="Visited_20_Internet_20_Link"><text:span text:style-name="Source_20_Text"><text:span text:style-name="T1">midiroute.c</text:span></text:span></text:a><text:span text:style-name="T1"> provides a simple example. It creates one input port and two ouput ports. The program takes the parameter </text:span><text:span text:style-name="Source_20_Text"><text:span text:style-name="T1">split_point</text:span></text:span><text:span text:style-name="T1">. Input note events with note &lt; </text:span><text:span text:style-name="Source_20_Text"><text:span text:style-name="T1">split_point</text:span></text:span><text:span text:style-name="T1"> are routed to the first output port, all other note events are routed to the second output port. Any other events (e.g. control or pitchbender events) are routed to both output ports simultaneously. Of course you can easily modify this in various ways by only changing the </text:span><text:span text:style-name="Source_20_Text"><text:span text:style-name="T1">if</text:span></text:span><text:span text:style-name="T1"> conditions in the function </text:span><text:span text:style-name="Source_20_Text"><text:span text:style-name="T1">midi_route</text:span></text:span><text:span text:style-name="T1">. You can e.g. have different instrument played depending on the velocity. Let's see how it works:</text:span></text:p>
      <text:h text:style-name="P16" text:outline-level="3"><text:span text:style-name="T2">a) </text:span><text:span text:style-name="Source_20_Text"><text:span text:style-name="T2">int open_seq(snd_seq_t **seq_handle, int in_ports[], int out_ports[], int num_in, int num_out)</text:span></text:span></text:h>
      <text:p text:style-name="P8"><text:span text:style-name="T1">Here, we open the ALSA sequencer with </text:span><text:span text:style-name="Source_20_Text"><text:span text:style-name="T1">SND_SEQ_OPEN_DUPLEX</text:span></text:span><text:span text:style-name="T1">, since we would like to read and write MIDI events. Since we need the port IDs to distinguish between the different output ports, we have to store the return value of </text:span><text:span text:style-name="Source_20_Text"><text:span text:style-name="T1">snd_seq_create_simple_port</text:span></text:span><text:span text:style-name="T1">. In addition to a) in the </text:span><text:a xlink:type="simple" xlink:href="https://users.suse.com/~mana/alsa090_howto.html#sect04" text:style-name="Internet_20_link" text:visited-style-name="Visited_20_Internet_20_Link">previous section</text:a><text:span text:style-name="T1">, we also create output ports. To let other clients read from them, we have to allow read access and read subscription. It is not necessary to explicitely allow write access as well, although the application itself writes to the output port. At present, a client can always access its ports without explicit permission.</text:span></text:p>
      <text:h text:style-name="P16" text:outline-level="3"><text:soft-page-break/><text:span text:style-name="T2">b) </text:span><text:span text:style-name="Source_20_Text"><text:span text:style-name="T2">void midi_route(snd_seq_t *seq_handle, int out_ports[], int pick_channel)</text:span></text:span></text:h>
      <text:p text:style-name="P8"><text:span text:style-name="T1">As in </text:span><text:a xlink:type="simple" xlink:href="https://users.suse.com/~mana/alsa090_howto.html#sect04" text:style-name="Internet_20_link" text:visited-style-name="Visited_20_Internet_20_Link">4.</text:a><text:span text:style-name="T1"> b) </text:span><text:span text:style-name="Source_20_Text"><text:span text:style-name="T1">snd_seq_event_input</text:span></text:span><text:span text:style-name="T1"> is used to read single events from the input buffer. Now we would like to route the event to one of the output ports. Since it is more flexible to allow arbitrary clients to subscribe to the output ports and receive the events, we do not explicitely specify the destination with </text:span><text:span text:style-name="Source_20_Text"><text:span text:style-name="T1">snd_seq_ev_set_dest</text:span></text:span><text:span text:style-name="T1">. Instead, we call </text:span><text:span text:style-name="Source_20_Text"><text:span text:style-name="T1">snd_seq_ev_set_source</text:span></text:span><text:span text:style-name="T1"> to make the event originate from the desired output port. The function </text:span><text:span text:style-name="Source_20_Text"><text:span text:style-name="T1">snd_seq_ev_set_subs</text:span></text:span><text:span text:style-name="T1"> will then set all subscribers to the output port as destination. We would like to output the event as quickly as possible. Therefore, we call </text:span><text:span text:style-name="Source_20_Text"><text:span text:style-name="T1">snd_seq_ev_set_direct</text:span></text:span><text:span text:style-name="T1"> to bypass event queueing (this sets the queue for the event to </text:span><text:span text:style-name="Source_20_Text"><text:span text:style-name="T1">SND_SEQ_QUEUE_DIRECT</text:span></text:span><text:span text:style-name="T1">). Then we call </text:span><text:span text:style-name="Source_20_Text"><text:span text:style-name="T1">snd_seq_event_output_direct</text:span></text:span><text:span text:style-name="T1"> for unbuffered output of the event.</text:span></text:p>
      <text:p text:style-name="P7">By modifying the arguments of the if conditions, you can easily implement different routing behaviour. </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Examples:</text:p>
          </table:table-cell>
          <table:table-cell table:style-name="Table1.A1" office:value-type="string">
            <text:p text:style-name="Table_20_Contents"><text:span text:style-name="Source_20_Text">if (ev-&gt;data.control.channel &lt; split_channel)</text:span></text:p>
          </table:table-cell>
          <table:table-cell table:style-name="Table1.A1" office:value-type="string">
            <text:p text:style-name="Table_20_Contents">channel splitting</text:p>
          </table:table-cell>
        </table:table-row>
        <table:table-row>
          <table:table-cell table:style-name="Table1.A1" office:value-type="string">
            <text:p text:style-name="P15"/>
          </table:table-cell>
          <table:table-cell table:style-name="Table1.A1" office:value-type="string">
            <text:p text:style-name="Table_20_Contents"><text:span text:style-name="Source_20_Text">if (ev-&gt;data.note.velocity &lt; threshold)</text:span></text:p>
          </table:table-cell>
          <table:table-cell table:style-name="Table1.A1" office:value-type="string">
            <text:p text:style-name="Table_20_Contents">velocity dependence</text:p>
          </table:table-cell>
        </table:table-row>
        <table:table-row>
          <table:table-cell table:style-name="Table1.A1" office:value-type="string">
            <text:p text:style-name="P15"/>
          </table:table-cell>
          <table:table-cell table:style-name="Table1.A1" office:value-type="string">
            <text:p text:style-name="Table_20_Contents"><text:span text:style-name="Source_20_Text">if (ev-&gt;type == SND_SEQ_EVENT_CONTROLLER)</text:span></text:p>
          </table:table-cell>
          <table:table-cell table:style-name="Table1.A1" office:value-type="string">
            <text:p text:style-name="Table_20_Contents">extract controller events</text:p>
          </table:table-cell>
        </table:table-row>
      </table:table>
      <text:h text:style-name="P16" text:outline-level="3"><text:span text:style-name="T2">c) </text:span><text:span text:style-name="Source_20_Text"><text:span text:style-name="T2">int main(int argc, char *argv[])</text:span></text:span></text:h>
      <text:p text:style-name="P8"><text:span text:style-name="T1">Well, this is not essentially different from </text:span><text:a xlink:type="simple" xlink:href="https://users.suse.com/~mana/alsa090_howto.html#sect04" text:style-name="Internet_20_link" text:visited-style-name="Visited_20_Internet_20_Link">4.</text:a><text:span text:style-name="T1"> c).</text:span></text:p>
      <text:h text:style-name="P9" text:outline-level="2"><text:bookmark text:name="sect06"/>6. Combining PCM and MIDI: miniFMsynth</text:h>
      <text:p text:style-name="P8"><text:span text:style-name="T1">The tiny synthesizer </text:span><text:a xlink:type="simple" xlink:href="https://users.suse.com/~mana/miniFMsynth.c" text:style-name="Internet_20_link" text:visited-style-name="Visited_20_Internet_20_Link"><text:span text:style-name="Source_20_Text"><text:span text:style-name="T1">miniFMsynth.c</text:span></text:span></text:a><text:span text:style-name="T1"> demonstrates MIDI event processing and PCM playback. It takes several parameters:</text:span></text:p>
      <text:p text:style-name="P14"><text:s text:c="2"/><text:span text:style-name="T6">miniFMsynth &lt;device&gt; &lt;FM&gt; &lt;harmonic&gt; &lt;subharmonic&gt; &lt;transpose&gt; &lt;a&gt; &lt;d&gt; &lt;s&gt; &lt;r&gt; </text:span></text:p>
      <text:p text:style-name="P12"><text:s text:c="2"/></text:p>
      <table:table table:name="Table2" table:style-name="Table2">
        <table:table-column table:style-name="Table2.A"/>
        <table:table-column table:style-name="Table2.B"/>
        <table:table-row>
          <table:table-cell table:style-name="Table2.A1" office:value-type="string">
            <text:p text:style-name="Table_20_Contents"><text:span text:style-name="Source_20_Text">&lt;device&gt;</text:span></text:p>
          </table:table-cell>
          <table:table-cell table:style-name="Table2.A1" office:value-type="string">
            <text:p text:style-name="Table_20_Contents">PCM device</text:p>
          </table:table-cell>
        </table:table-row>
        <table:table-row>
          <table:table-cell table:style-name="Table2.A1" office:value-type="string">
            <text:p text:style-name="Table_20_Contents"><text:span text:style-name="Source_20_Text">&lt;FM&gt;</text:span></text:p>
          </table:table-cell>
          <table:table-cell table:style-name="Table2.A1" office:value-type="string">
            <text:p text:style-name="Table_20_Contents">Strength of the frequency modulation</text:p>
          </table:table-cell>
        </table:table-row>
        <table:table-row>
          <table:table-cell table:style-name="Table2.A1" office:value-type="string">
            <text:p text:style-name="Table_20_Contents"><text:span text:style-name="Source_20_Text">&lt;harmonic&gt;</text:span></text:p>
          </table:table-cell>
          <table:table-cell table:style-name="Table2.A1" office:value-type="string">
            <text:p text:style-name="Table_20_Contents">Harmonic of the modulator (integer)</text:p>
          </table:table-cell>
        </table:table-row>
        <table:table-row>
          <table:table-cell table:style-name="Table2.A1" office:value-type="string">
            <text:p text:style-name="Table_20_Contents"><text:span text:style-name="Source_20_Text">&lt;subharmonic&gt;</text:span></text:p>
          </table:table-cell>
          <table:table-cell table:style-name="Table2.A1" office:value-type="string">
            <text:p text:style-name="Table_20_Contents">Subharmonic of the modulator (integer)</text:p>
          </table:table-cell>
        </table:table-row>
        <table:table-row>
          <table:table-cell table:style-name="Table2.A1" office:value-type="string">
            <text:p text:style-name="Table_20_Contents"><text:span text:style-name="Source_20_Text">&lt;transpose&gt;</text:span></text:p>
          </table:table-cell>
          <table:table-cell table:style-name="Table2.A1" office:value-type="string">
            <text:p text:style-name="Table_20_Contents">Common note offset for carrier and modulator (integer)</text:p>
          </table:table-cell>
        </table:table-row>
        <table:table-row>
          <table:table-cell table:style-name="Table2.A1" office:value-type="string">
            <text:p text:style-name="Table_20_Contents"><text:span text:style-name="Source_20_Text">&lt;a&gt; &lt;d&gt; &lt;s&gt; &lt;r&gt;</text:span></text:p>
          </table:table-cell>
          <table:table-cell table:style-name="Table2.A1" office:value-type="string">
            <text:p text:style-name="Table_20_Contents">Attack, Decay, Sustain, Release</text:p>
          </table:table-cell>
        </table:table-row>
      </table:table>
      <text:p text:style-name="P8"><text:line-break/><text:line-break/><text:span text:style-name="T1">Some examples: </text:span></text:p>
      <table:table table:name="Table3" table:style-name="Table3">
        <table:table-column table:style-name="Table3.A"/>
        <table:table-column table:style-name="Table3.B"/>
        <table:table-row>
          <table:table-cell table:style-name="Table3.A1" office:value-type="string">
            <text:p text:style-name="Table_20_Contents">Harpsichord</text:p>
          </table:table-cell>
          <table:table-cell table:style-name="Table3.A1" office:value-type="string">
            <text:p text:style-name="Table_20_Contents"><text:span text:style-name="Source_20_Text">./miniFMsynth hw:0 7.8 3 5 24 0.01 0.8 0.0 0.1</text:span></text:p>
          </table:table-cell>
        </table:table-row>
        <table:table-row>
          <table:table-cell table:style-name="Table3.A1" office:value-type="string">
            <text:p text:style-name="Table_20_Contents">Bell</text:p>
          </table:table-cell>
          <table:table-cell table:style-name="Table3.A1" office:value-type="string">
            <text:p text:style-name="Table_20_Contents"><text:span text:style-name="Source_20_Text">./miniFMsynth hw:0 3.5 7 9 0 0.01 0.2 0.3 1.5</text:span></text:p>
          </table:table-cell>
        </table:table-row>
        <table:table-row>
          <table:table-cell table:style-name="Table3.A1" office:value-type="string">
            <text:p text:style-name="Table_20_Contents">Oboe</text:p>
          </table:table-cell>
          <table:table-cell table:style-name="Table3.A1" office:value-type="string">
            <text:p text:style-name="Table_20_Contents"><text:span text:style-name="Source_20_Text">./miniFMsynth hw:0 0.7 1 3 24 0.05 0.3 0.8 0.2</text:span></text:p>
          </table:table-cell>
        </table:table-row>
      </table:table>
      <text:p text:style-name="P8"><text:soft-page-break/><text:span text:style-name="T1">miniFMsynth responds to pitchbender and modulation wheel events. Since it is not optimized with respect to performance (you would e.g. never call the expensive sin function in a "real" program), you might have to decrease the polyphony in the source by modifying the </text:span><text:span text:style-name="Source_20_Text"><text:span text:style-name="T1">#define POLY</text:span></text:span><text:span text:style-name="T1">.</text:span></text:p>
      <text:p text:style-name="P8"><text:span text:style-name="T1">Having read the previous sections, it should be easy to understand the MIDI part of the program. As to PCM playback, miniFMsynth uses polling for this purpose as well. This technique is more advanced than the direct output described in section </text:span><text:a xlink:type="simple" xlink:href="https://users.suse.com/~mana/alsa090_howto.html#sect02" text:style-name="Internet_20_link" text:visited-style-name="Visited_20_Internet_20_Link">2</text:a><text:span text:style-name="T1">. Let's have a look at some interesting details:</text:span></text:p>
      <text:h text:style-name="P16" text:outline-level="3"><text:span text:style-name="T2">a) </text:span><text:span text:style-name="Source_20_Text"><text:span text:style-name="T2">snd_pcm_t *open_pcm(char *pcm_name)</text:span></text:span></text:h>
      <text:p text:style-name="P8"><text:span text:style-name="T1">Most of the </text:span><text:span text:style-name="Source_20_Text"><text:span text:style-name="T1">snd_pcm_hw_params</text:span></text:span><text:span text:style-name="T1"> functions called here are already known from section </text:span><text:a xlink:type="simple" xlink:href="https://users.suse.com/~mana/alsa090_howto.html#sect02" text:style-name="Internet_20_link" text:visited-style-name="Visited_20_Internet_20_Link">2</text:a><text:span text:style-name="T1">. However, here we do not specify the buffersize, but we set the periodsize instead. Since we would like to use polling for PCM output, we also have to set the software parameter </text:span><text:span text:style-name="Source_20_Text"><text:span text:style-name="T1">avail_min</text:span></text:span><text:span text:style-name="T1">. A poll on a PCM file descriptor will then only return if at least </text:span><text:span text:style-name="Source_20_Text"><text:span text:style-name="T1">avail_min frames</text:span></text:span><text:span text:style-name="T1"> can be written to the device. We initialize a </text:span><text:span text:style-name="Source_20_Text"><text:span text:style-name="T1">snd_pcm_sw_params_t</text:span></text:span><text:span text:style-name="T1"> with the current configuration calling </text:span><text:span text:style-name="Source_20_Text"><text:span text:style-name="T1">snd_pcm_sw_params_current</text:span></text:span><text:span text:style-name="T1">, then set </text:span><text:span text:style-name="Source_20_Text"><text:span text:style-name="T1">avail_min</text:span></text:span><text:span text:style-name="T1"> with</text:span><text:span text:style-name="Source_20_Text"><text:span text:style-name="T1">snd_pcm_sw_params_set_avail_min</text:span></text:span><text:span text:style-name="T1"> and activate this configuration by calling </text:span><text:span text:style-name="Source_20_Text"><text:span text:style-name="T1">snd_pcm_sw_params</text:span></text:span><text:span text:style-name="T1">.</text:span></text:p>
      <text:h text:style-name="P16" text:outline-level="3"><text:span text:style-name="T2">b) </text:span><text:span text:style-name="Source_20_Text"><text:span text:style-name="T2">double envelope(int *note_active, int gate, double *env_level, double t, double attack, double decay, double sustain, double release)</text:span></text:span></text:h>
      <text:p text:style-name="P8"><text:span text:style-name="T1">If </text:span><text:span text:style-name="Source_20_Text"><text:span text:style-name="T1">gate==1</text:span></text:span><text:span text:style-name="T1">, the note is still pressed ==&gt; the envelope is in the attack, decay, sustain area. If </text:span><text:span text:style-name="Source_20_Text"><text:span text:style-name="T1">gate==0</text:span></text:span><text:span text:style-name="T1">, the envelope is in the release area. If </text:span><text:span text:style-name="Source_20_Text"><text:span text:style-name="T1">t&gt;release</text:span></text:span><text:span text:style-name="T1">, the respective oscillator cell is freed by setting </text:span><text:span text:style-name="Source_20_Text"><text:span text:style-name="T1">note_active</text:span></text:span><text:span text:style-name="T1"> to zero.</text:span></text:p>
      <text:h text:style-name="P16" text:outline-level="3"><text:span text:style-name="T2">c) </text:span><text:span text:style-name="Source_20_Text"><text:span text:style-name="T2">int midi_callback()</text:span></text:span></text:h>
      <text:p text:style-name="P7">Most of this is already known from section 4. When a NOTEON event is received, a new oscillator cell is initialized by setting the respective note_active to 1. This only works if the polyphony is not exceeded, otherwise the note is omitted. If you don't like this, you can modify it and let e.g. the oscillator cell with the lowest env_level be freed and used for the new note. There is one important detail about note events: Some keyboards (e.g. Kawai MP 9000) do not send NOTEOFF events, but send a NOTEON with velocity 0 instead. In this case, you have to add the lines</text:p>
      <text:p text:style-name="P14"><text:s text:c="4"/><text:span text:style-name="T6">if ((ev-&gt;type == SND_SEQ_EVENT_NOTEON) &amp;&amp; (ev-&gt;data.note.velocity == 0)) </text:span></text:p>
      <text:p text:style-name="P10"><text:s text:c="9"/><text:span text:style-name="T6">ev-&gt;type = SND_SEQ_EVENT_NOTEOFF;</text:span></text:p>
      <text:p text:style-name="P12"><text:s text:c="2"/></text:p>
      <text:p text:style-name="P8"><text:span text:style-name="T1">directly after </text:span><text:span text:style-name="Source_20_Text"><text:span text:style-name="T4">snd_seq_event_input</text:span></text:span><text:span text:style-name="T1">.</text:span></text:p>
      <text:h text:style-name="P16" text:outline-level="3"><text:soft-page-break/><text:span text:style-name="T2">d) </text:span><text:span text:style-name="Source_20_Text"><text:span text:style-name="T2">int playback_callback (snd_pcm_sframes_t nframes)</text:span></text:span></text:h>
      <text:p text:style-name="P8"><text:span text:style-name="T1">This processes the PCM data and sends it to the device by calling </text:span><text:span text:style-name="Source_20_Text"><text:span text:style-name="T1">snd_pcm_writei</text:span></text:span><text:span text:style-name="T1">. This call will immediately return since we only call </text:span><text:span text:style-name="Source_20_Text"><text:span text:style-name="T1">playback_callback</text:span></text:span><text:span text:style-name="T1"> if we know that at least </text:span><text:span text:style-name="Source_20_Text"><text:span text:style-name="T1">nframes</text:span></text:span><text:span text:style-name="T1"> can be written to the PCM device. miniFMsynth always writes chunks of fixed size, so </text:span><text:span text:style-name="Source_20_Text"><text:span text:style-name="T1">nframes</text:span></text:span><text:span text:style-name="T1"> always equals </text:span><text:span text:style-name="Source_20_Text"><text:span text:style-name="T1">BUFSIZE</text:span></text:span><text:span text:style-name="T1">.</text:span></text:p>
      <text:h text:style-name="P16" text:outline-level="3"><text:span text:style-name="T2">e) </text:span><text:span text:style-name="Source_20_Text"><text:span text:style-name="T2">int main (int argc, char *argv[])</text:span></text:span></text:h>
      <text:p text:style-name="P8"><text:span text:style-name="T1">Here, we use polling both for MIDI event input and for PCM playback. The call to </text:span><text:span text:style-name="Source_20_Text"><text:span text:style-name="T1">poll</text:span></text:span><text:span text:style-name="T1"> will return either if a MIDI event can be read from the sequencer input buffer or if at least </text:span><text:span text:style-name="Source_20_Text"><text:span text:style-name="T1">avail_min</text:span></text:span><text:span text:style-name="T1"> (</text:span><text:span text:style-name="Source_20_Text"><text:span text:style-name="T1">== BUFSIZE</text:span></text:span><text:span text:style-name="T1">) frames can be written to the PCM device. If the PCM data is not delivered to the PCM device before the buffer of the soundcard is empty, a buffer underrun occurs. This will cause the playback to stop. In this case, the return value of </text:span><text:span text:style-name="Source_20_Text"><text:span text:style-name="T1">snd_pcm_writei</text:span></text:span><text:span text:style-name="T1"> will be smaller than </text:span><text:span text:style-name="Source_20_Text"><text:span text:style-name="T1">BUFSIZE</text:span></text:span><text:span text:style-name="T1">. We then have to restart the playback by calling </text:span><text:span text:style-name="Source_20_Text"><text:span text:style-name="T1">snd_pcm_prepare</text:span></text:span><text:span text:style-name="T1">.</text:span></text:p>
      <text:h text:style-name="P9" text:outline-level="2"><text:bookmark text:name="sect07"/>7. Scheduling MIDI events: miniArp</text:h>
      <text:p text:style-name="P8"><text:span text:style-name="T1">In section </text:span><text:a xlink:type="simple" xlink:href="https://users.suse.com/~mana/alsa090_howto.html#sect05" text:style-name="Internet_20_link" text:visited-style-name="Visited_20_Internet_20_Link">5.</text:a><text:span text:style-name="T1"> we have used immediate output of MIDI events. However, MIDI events are usually scheduled on a queue which is driven by a hardware timer. The arpeggiator </text:span><text:a xlink:type="simple" xlink:href="https://users.suse.com/~mana/miniArp.c" text:style-name="Internet_20_link" text:visited-style-name="Visited_20_Internet_20_Link"><text:span text:style-name="Source_20_Text"><text:span text:style-name="T1">miniArp.c</text:span></text:span></text:a><text:span text:style-name="T1"> provides a simple example for MIDI scheduling. miniArp takes two parameters, the tempo (beats per minute) and the filename of the sequence to be looped. This sequence file has to be made up of one single line of single characters. Each note is characterized by 4 or 5 characters </text:span><text:span text:style-name="Source_20_Text"><text:span text:style-name="T1">vwxyz</text:span></text:span><text:span text:style-name="T1">, where</text:span></text:p>
      <text:p text:style-name="P20"><text:span text:style-name="Source_20_Text"><text:span text:style-name="T1">v</text:span></text:span></text:p>
      <text:p text:style-name="P17">is the note ('c', 'd', 'e', 'f', 'g', 'a', 'h'),</text:p>
      <text:p text:style-name="P19"><text:span text:style-name="Source_20_Text"><text:span text:style-name="T1">w</text:span></text:span></text:p>
      <text:p text:style-name="P17">is an optional sharp ('#'),</text:p>
      <text:p text:style-name="P19"><text:span text:style-name="Source_20_Text"><text:span text:style-name="T1">x</text:span></text:span></text:p>
      <text:p text:style-name="P17">specifies the octave,</text:p>
      <text:p text:style-name="P19"><text:span text:style-name="Source_20_Text"><text:span text:style-name="T1">y</text:span></text:span></text:p>
      <text:p text:style-name="P17">denotes the length of the note and</text:p>
      <text:p text:style-name="P19"><text:span text:style-name="Source_20_Text"><text:span text:style-name="T1">z</text:span></text:span></text:p>
      <text:p text:style-name="P18">the interval between this note and the following note.</text:p>
      <text:p text:style-name="P8"><text:span text:style-name="Source_20_Text"><text:span text:style-name="T4">y</text:span></text:span><text:span text:style-name="T3"> </text:span><text:span text:style-name="T1">and </text:span><text:span text:style-name="Source_20_Text"><text:span text:style-name="T4">z</text:span></text:span><text:span text:style-name="T3"> </text:span><text:span text:style-name="T1">are both given as a fraction of a quarter note: </text:span><text:span text:style-name="Source_20_Text"><text:span text:style-name="T4">length</text:span></text:span><text:span text:style-name="T3"> </text:span><text:span text:style-name="T1">= 1 / </text:span><text:span text:style-name="Source_20_Text"><text:span text:style-name="T4">y</text:span></text:span><text:span text:style-name="T3"> </text:span><text:span text:style-name="T1">quarters.</text:span></text:p>
      <text:p text:style-name="P7">A valid sequence would be:</text:p>
      <text:p text:style-name="P14"><text:s text:c="6"/><text:span text:style-name="T6">c488c#488d488d#488e484c584g584c684e684g584c684e544c584g484e488d#488d488c#488</text:span></text:p>
      <text:p text:style-name="P12"><text:s text:c="4"/></text:p>
      <text:p text:style-name="P8"><text:soft-page-break/><text:span text:style-name="T1">miniArp processes pitchbender and modulation wheel events. Just try it out. Any </text:span><text:span text:style-name="Source_20_Text"><text:span text:style-name="T1">NOTEON</text:span></text:span><text:span text:style-name="T1"> event will transpose the sequence according to the difference of the pressed note and the middle C.</text:span></text:p>
      <text:p text:style-name="P8"><text:span text:style-name="T1">Now, what are the secrets of this program ? Many techniques are already known from other sections. The interesting functions are </text:span><text:span text:style-name="Source_20_Text"><text:span text:style-name="T1">init_queue</text:span></text:span><text:span text:style-name="T1">, </text:span><text:span text:style-name="Source_20_Text"><text:span text:style-name="T1">set_tempo</text:span></text:span><text:span text:style-name="T1">, </text:span><text:span text:style-name="Source_20_Text"><text:span text:style-name="T1">arpeggio</text:span></text:span><text:span text:style-name="T1">, </text:span><text:span text:style-name="Source_20_Text"><text:span text:style-name="T1">clear_queue</text:span></text:span><text:span text:style-name="T1">, and </text:span><text:span text:style-name="Source_20_Text"><text:span text:style-name="T1">get_tick</text:span></text:span><text:span text:style-name="T1">. A signal handler for </text:span><text:span text:style-name="Source_20_Text"><text:span text:style-name="T1">SIGINT</text:span></text:span><text:span text:style-name="T1"> and </text:span><text:span text:style-name="Source_20_Text"><text:span text:style-name="T1">SIGTERM</text:span></text:span><text:span text:style-name="T1"> is implemented to avoid persisting notes.</text:span></text:p>
      <text:h text:style-name="P16" text:outline-level="3"><text:span text:style-name="T2">a) </text:span><text:span text:style-name="Source_20_Text"><text:span text:style-name="T2">void init_queue()</text:span></text:span></text:h>
      <text:p text:style-name="P8"><text:span text:style-name="T1">This allocates a queue and sets its buffer size. The buffer size is passed to </text:span><text:span text:style-name="Source_20_Text"><text:span text:style-name="T1">snd_seq_set_client_pool_output</text:span></text:span><text:span text:style-name="T1"> as the number of events. While gaining experience with queues it might be helpful to have a look at </text:span><text:span text:style-name="Source_20_Text"><text:span text:style-name="T1">/proc/asound/seq/queues</text:span></text:span><text:span text:style-name="T1">.</text:span></text:p>
      <text:h text:style-name="P16" text:outline-level="3"><text:span text:style-name="T2">b) </text:span><text:span text:style-name="Source_20_Text"><text:span text:style-name="T2">void set_tempo()</text:span></text:span></text:h>
      <text:p text:style-name="P8"><text:span text:style-name="T1">The schedule time of events can be given either in realtime or in ticks. If you would like to vary the tempo, it is convenient to specify the time in ticks. This will allow to even change the tempo of events which already have been scheduled on the queue. The tempo is passed to</text:span><text:span text:style-name="Source_20_Text"><text:span text:style-name="T1">snd_seq_queue_tempo_set_tempo</text:span></text:span><text:span text:style-name="T1"> in microseconds per tick. The function </text:span><text:span text:style-name="Source_20_Text"><text:span text:style-name="T1">snd_seq_queue_tempo_set_ppq</text:span></text:span><text:span text:style-name="T1"> sets the ticks per quarter. Usually, one would like to specify the tempo in beats per minute (bpm). Therefore </text:span><text:span text:style-name="Source_20_Text"><text:span text:style-name="T1">set_tempo</text:span></text:span><text:span text:style-name="T1"> calculates the correct </text:span><text:span text:style-name="Source_20_Text"><text:span text:style-name="T1">tempo</text:span></text:span><text:span text:style-name="T1"> and </text:span><text:span text:style-name="Source_20_Text"><text:span text:style-name="T1">ppq</text:span></text:span><text:span text:style-name="T1"> parameters from </text:span><text:span text:style-name="Source_20_Text"><text:span text:style-name="T1">bpm</text:span></text:span><text:span text:style-name="T1">.</text:span></text:p>
      <text:h text:style-name="P16" text:outline-level="3"><text:span text:style-name="T2">c) </text:span><text:span text:style-name="Source_20_Text"><text:span text:style-name="T2">void arpeggio()</text:span></text:span></text:h>
      <text:p text:style-name="P8"><text:span text:style-name="T1">Here, all the notes of the sequence are scheduled on the queue. First, we have to clear the event structure. Then, we define a note event of fixed length by calling </text:span><text:span text:style-name="Source_20_Text"><text:span text:style-name="T1">snd_seq_ev_set_note</text:span></text:span><text:span text:style-name="T1">. This note event is scheduled by specifying its tick time with </text:span><text:span text:style-name="Source_20_Text"><text:span text:style-name="T1">snd_seq_ev_schedule_tick</text:span></text:span><text:span text:style-name="T1">. The source of the event is the output port of miniArp and we call </text:span><text:span text:style-name="Source_20_Text"><text:span text:style-name="T1">snd_seq_set_subs</text:span></text:span><text:span text:style-name="T1"> to tell ALSA that we would like the event to be passed to all subscribers of this port. Finally, we use </text:span><text:span text:style-name="Source_20_Text"><text:span text:style-name="T1">snd_seq_event_output_direct</text:span></text:span><text:span text:style-name="T1"> for unbuffered output of the event to the queue. Note events work as follows: At their scheduled time, they create a </text:span><text:span text:style-name="Source_20_Text"><text:span text:style-name="T1">NOTEON</text:span></text:span><text:span text:style-name="T1"> event and then convert themselves to a </text:span><text:span text:style-name="Source_20_Text"><text:span text:style-name="T1">NOTEOFF</text:span></text:span><text:span text:style-name="T1"> event which is scheduled at the current time plus note length. Since we would like the sequence to be looped, we schedule a </text:span><text:span text:style-name="Source_20_Text"><text:span text:style-name="T1">SND_SEQ_EVENT_ECHO</text:span></text:span><text:span text:style-name="T1"> event after each sequence. This time, the destination is the application itself. When the </text:span><text:span text:style-name="Source_20_Text"><text:span text:style-name="T1">SND_SEQ_EVENT_ECHO</text:span></text:span><text:span text:style-name="T1"> event is dispatched, it will cause the </text:span><text:span text:style-name="Source_20_Text"><text:span text:style-name="T1">poll</text:span></text:span><text:span text:style-name="T1"> function in </text:span><text:span text:style-name="Source_20_Text"><text:span text:style-name="T1">main()</text:span></text:span><text:span text:style-name="T1"> to return and </text:span><text:span text:style-name="Source_20_Text"><text:span text:style-name="T1">midi_action</text:span></text:span><text:span text:style-name="T1"> is called. </text:span><text:soft-page-break/><text:span text:style-name="T1">In </text:span><text:span text:style-name="Source_20_Text"><text:span text:style-name="T1">midi_action</text:span></text:span><text:span text:style-name="T1">, </text:span><text:span text:style-name="Source_20_Text"><text:span text:style-name="T1">SND_SEQ_EVENT_ECHO</text:span></text:span><text:span text:style-name="T1"> will result in a call to </text:span><text:span text:style-name="Source_20_Text"><text:span text:style-name="T1">arpeggio</text:span></text:span><text:span text:style-name="T1"> and the loop is complete.</text:span></text:p>
      <text:h text:style-name="P16" text:outline-level="3"><text:span text:style-name="T2">d) </text:span><text:span text:style-name="Source_20_Text"><text:span text:style-name="T2">void clear_queue()</text:span></text:span></text:h>
      <text:p text:style-name="P8"><text:span text:style-name="T1">When miniArp receives a </text:span><text:span text:style-name="Source_20_Text"><text:span text:style-name="T1">NOTEON</text:span></text:span><text:span text:style-name="T1"> event, the sequence is transposed. </text:span><text:span text:style-name="Source_20_Text"><text:span text:style-name="T1">clear_queue</text:span></text:span><text:span text:style-name="T1"> is called on each </text:span><text:span text:style-name="Source_20_Text"><text:span text:style-name="T1">NOTEON</text:span></text:span><text:span text:style-name="T1"> event to trigger a new sequence. </text:span><text:span text:style-name="Source_20_Text"><text:span text:style-name="T1">SND_SEQ_REMOVE_OUTPUT | SND_SEQ_REMOVE_IGNORE_OFF</text:span></text:span><text:span text:style-name="T1"> is passed to </text:span><text:span text:style-name="Source_20_Text"><text:span text:style-name="T1">snd_seq_remove_events_set_condition</text:span></text:span><text:span text:style-name="T1"> to tell ALSA that only output events should be removed from the queue and </text:span><text:span text:style-name="Source_20_Text"><text:span text:style-name="T1">NOTEOFF</text:span></text:span><text:span text:style-name="T1"> events should not be deleted. The latter condition ensures that all notes of the sequence receive a </text:span><text:span text:style-name="Source_20_Text"><text:span text:style-name="T1">NOTEOFF</text:span></text:span><text:span text:style-name="T1"> event after their length has elapsed, even when a new sequence is triggered.</text:span></text:p>
      <text:h text:style-name="P16" text:outline-level="3"><text:span text:style-name="T2">e) </text:span><text:span text:style-name="Source_20_Text"><text:span text:style-name="T2">snd_seq_tick_time_t get_tick()</text:span></text:span></text:h>
      <text:p text:style-name="P7">This functions retrieves the current tick value from a queue status structure.</text:p>
      <text:h text:style-name="P9" text:outline-level="2"><text:bookmark text:name="sect08"/>8. Notes on writing a GUI based audio application</text:h>
      <text:p text:style-name="P7">You probably would like to use PCM audio in a GUI based application. In this case it is recommended to use two threads, an audio thread and a GUI thread. Both threads can then communicate e.g. via shared memory. This also has the advantage that you can increase the priority of the audio thread seperately from the priority of the GUI thread. A sample audio thread could look like</text:p>
      <text:p text:style-name="P14"><text:s text:c="2"/><text:span text:style-name="T6">while(shared_data-&gt;do_audio) {</text:span></text:p>
      <text:p text:style-name="P10"><text:s text:c="6"/><text:span text:style-name="T6">process_buffer(buf, bufsize);</text:span></text:p>
      <text:p text:style-name="P10"><text:s text:c="6"/><text:span text:style-name="T6">while ((pcm_return = snd_pcm_writei(pcm_handle, buf, bufsize)) &lt; 0) {</text:span></text:p>
      <text:p text:style-name="P10"><text:s text:c="10"/><text:span text:style-name="T6">snd_pcm_prepare(pcm_handle);</text:span></text:p>
      <text:p text:style-name="P10"><text:s text:c="10"/><text:span text:style-name="T6">fprintf(stderr, "xrun !\n");</text:span></text:p>
      <text:p text:style-name="P10"><text:s text:c="6"/><text:span text:style-name="T6">}</text:span></text:p>
      <text:p text:style-name="P10"><text:s text:c="2"/><text:span text:style-name="T6">}</text:span></text:p>
      <text:p text:style-name="P12"><text:s text:c="2"/></text:p>
      <text:p text:style-name="P8"><text:span text:style-name="T1">It is not necessary to use polling in this case since </text:span><text:span text:style-name="Source_20_Text"><text:span text:style-name="T4">snd_pcm_writei</text:span></text:span><text:span text:style-name="T3"> </text:span><text:span text:style-name="T1">will block until </text:span><text:span text:style-name="Source_20_Text"><text:span text:style-name="T4">bufsize</text:span></text:span><text:span text:style-name="T3"> </text:span><text:span text:style-name="T1">frames can be written to the device.</text:span></text:p>
      <text:h text:style-name="P9" text:outline-level="2"><text:bookmark text:name="links"/>9. Links</text:h>
      <text:list xml:id="list1787551427387108710" text:style-name="L2">
        <text:list-item>
          <text:p text:style-name="P6"><text:a xlink:type="simple" xlink:href="http://www.alsa-project.org/" text:style-name="Internet_20_link" text:visited-style-name="Visited_20_Internet_20_Link">http://www.alsa-project.org</text:a><text:span text:style-name="T1"> The ALSA project.</text:span></text:p>
        </text:list-item>
        <text:list-item>
          <text:p text:style-name="P6"><text:a xlink:type="simple" xlink:href="http://www.alsa-project.org/main/index.php/Developer_Zone" text:style-name="Internet_20_link" text:visited-style-name="Visited_20_Internet_20_Link">http://www.alsa-project.org/main/index.php/Developer_Zone</text:a><text:span text:style-name="T1"> Developer Zone of the ALSA project.</text:span></text:p>
        </text:list-item>
        <text:list-item>
          <text:p text:style-name="P6"><text:a xlink:type="simple" xlink:href="http://www.alsa-project.org/alsa-doc/alsa-lib/" text:style-name="Internet_20_link" text:visited-style-name="Visited_20_Internet_20_Link">http://www.alsa-project.org/alsa-doc/alsa-lib/</text:a><text:span text:style-name="T1"> The ALSA library API reference.</text:span></text:p>
        </text:list-item>
        <text:list-item>
          <text:p text:style-name="P6"><text:a xlink:type="simple" xlink:href="http://linux-sound.org/" text:style-name="Internet_20_link" text:visited-style-name="Visited_20_Internet_20_Link">http://linux-sound.org</text:a><text:span text:style-name="T1"> The most comprehensive site on sound with Linux.</text:span></text:p>
        </text:list-item>
        <text:list-item>
          <text:p text:style-name="P6"><text:soft-page-break/><text:a xlink:type="simple" xlink:href="http://www.alsa-project.org/main/index.php/Mailing-lists" text:style-name="Internet_20_link" text:visited-style-name="Visited_20_Internet_20_Link">http://www.alsa-project.org/main/index.php/Mailing-lists</text:a><text:span text:style-name="T1"> Mailing lists of the ALSA project.</text:span></text:p>
        </text:list-item>
        <text:list-item>
          <text:p text:style-name="P6"><text:a xlink:type="simple" xlink:href="http://lad.linuxaudio.org/" text:style-name="Internet_20_link" text:visited-style-name="Visited_20_Internet_20_Link">http://lad.linuxaudio.org/</text:a><text:span text:style-name="T1"> The linux-audio-dev mailing list.</text:span></text:p>
        </text:list-item>
        <text:list-item>
          <text:p text:style-name="P6"><text:a xlink:type="simple" xlink:href="http://alsamodular.sourceforge.net/" text:style-name="Internet_20_link" text:visited-style-name="Visited_20_Internet_20_Link">http://alsamodular.sourceforge.net</text:a><text:span text:style-name="T1"> Some QT applications by the author.</text:span></text:p>
        </text:list-item>
        <text:list-item>
          <text:p text:style-name="P4"><text:a xlink:type="simple" xlink:href="http://www.suse.de/~mana/music.html" text:style-name="Internet_20_link" text:visited-style-name="Visited_20_Internet_20_Link">http://www.suse.de/~mana/music.html</text:a><text:span text:style-name="T1"> Synthesizer music recorded with ALSA (QARecord, Ecasound).</text:span></text:p>
        </text:list-item>
      </text:list>
      <text:p text:style-name="P8"><text:line-break/><text:line-break/><text:a xlink:type="simple" xlink:href="https://users.suse.com/~mana/alsa090_howto.html#top" text:style-name="Internet_20_link" text:visited-style-name="Visited_20_Internet_20_Link"><text:span text:style-name="T5">Back to Top </text:span></text:a><text:line-break/><text:line-break/><text:line-break/><text:span text:style-name="T1">Contact </text:span><text:a xlink:type="simple" xlink:href="http://matthias-nagorni.de/contact.html" text:style-name="Internet_20_link" text:visited-style-name="Visited_20_Internet_20_Link"><text:span text:style-name="T5">author </text:span></text:a><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9T23:26:00.823614568</meta:creation-date>
    <dc:date>2019-09-09T23:26:40.296679388</dc:date>
    <meta:editing-duration>PT40S</meta:editing-duration>
    <meta:editing-cycles>1</meta:editing-cycles>
    <meta:document-statistic meta:table-count="3" meta:image-count="0" meta:object-count="0" meta:page-count="14" meta:paragraph-count="324" meta:word-count="3967" meta:character-count="26287" meta:non-whitespace-character-count="21584"/>
    <meta:generator>LibreOffice/5.2.7.2$Linux_ARM_EABI LibreOffice_project/20m0$Build-2</meta:generator>
  </office:meta>
</office:document-meta>
</file>